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13" style:family="table-column">
      <style:table-column-properties fo:break-before="auto" style:column-width="1.5362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9047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08" style:family="table-cell" style:parent-style-name="transparent_5f_crypto">
      <style:table-cell-properties fo:background-color="transparent"/>
    </style:style>
    <style:style style:name="ce11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11" style:family="table-cell" style:parent-style-name="Default">
      <style:table-cell-properties fo:background-color="#ffffff"/>
    </style:style>
    <style:style style:name="ce103" style:family="table-cell" style:parent-style-name="Default">
      <style:table-cell-properties fo:background-color="#b2b2b2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1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transparent_5f_crypto">
      <style:table-cell-properties fo:background-color="transparent"/>
      <style:text-properties style:font-name="Liberation Sans"/>
    </style:style>
    <style:style style:name="ce124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25" style:family="table-cell" style:parent-style-name="Default">
      <style:table-cell-properties fo:background-color="transparent"/>
      <style:text-properties style:font-name="Liberation Sans"/>
    </style:style>
    <style:style style:name="ce126" style:family="table-cell" style:parent-style-name="Default">
      <style:text-properties style:font-name="Liberation Sans"/>
    </style:style>
    <style:style style:name="ce127" style:family="table-cell" style:parent-style-name="transparent_5f_default">
      <style:table-cell-properties fo:background-color="transparent"/>
      <style:text-properties style:font-name="Liberation Sans"/>
    </style:style>
    <style:style style:name="ce128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29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30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136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137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138" style:family="table-cell" style:parent-style-name="from_5f_lot_5f_default">
      <style:table-cell-properties fo:background-color="transparent"/>
      <style:text-properties style:font-name="Liberation Sans"/>
    </style:style>
    <style:style style:name="ce139" style:family="table-cell" style:parent-style-name="from_5f_lot_5f_alt_5f_default">
      <style:table-cell-properties fo:background-color="transparent"/>
      <style:text-properties style:font-name="Liberation Sans"/>
    </style:style>
    <style:style style:name="ce14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2" style:family="table-cell" style:parent-style-name="taxable_5f_event_5f_default">
      <style:table-cell-properties fo:background-color="transparent"/>
      <style:text-properties style:font-name="Liberation Sans"/>
    </style:style>
    <style:style style:name="ce143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44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45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46" style:family="table-cell" style:parent-style-name="taxable_5f_event_5f_alt_5f_default">
      <style:table-cell-properties fo:background-color="transparent"/>
      <style:text-properties style:font-name="Liberation Sans"/>
    </style:style>
    <style:style style:name="ce1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1" style:family="table-cell" style:parent-style-name="highlighted_5f_fiat">
      <style:table-cell-properties fo:background-color="transparent"/>
      <style:text-properties style:font-name="Liberation Sans"/>
    </style:style>
    <style:style style:name="ce15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4" style:family="table-cell" style:parent-style-name="highlighted_5f_fiat">
      <style:table-cell-properties fo:background-color="transparent" fo:border="none"/>
      <style:text-properties style:font-name="Liberation Sans"/>
    </style:style>
    <style:style style:name="ce15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5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2" style:family="table-cell" style:parent-style-name="Default">
      <style:table-cell-properties fo:background-color="transparent" fo:border="none"/>
      <style:text-properties style:font-name="Liberation Sans"/>
    </style:style>
    <style:style style:name="ce16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6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1" style:family="table-cell" style:parent-style-name="transparent_5f_fiat">
      <style:table-cell-properties fo:background-color="transparent"/>
      <style:text-properties style:font-name="Liberation Sans"/>
    </style:style>
    <style:style style:name="ce1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1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74" style:family="table-cell" style:parent-style-name="Default">
      <style:table-cell-properties fo:background-color="#ffffff" fo:border="none"/>
      <style:text-properties style:font-name="Liberation Sans"/>
    </style:style>
    <style:style style:name="ce17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17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1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0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1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182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183" style:family="table-cell" style:parent-style-name="Default">
      <style:table-cell-properties fo:background-color="#ffffff"/>
      <style:text-properties style:font-name="Liberation Sans"/>
    </style:style>
    <style:style style:name="ce184" style:family="table-cell" style:parent-style-name="Default">
      <style:table-cell-properties fo:background-color="#b2b2b2" fo:border="none"/>
      <style:text-properties style:font-name="Liberation Sans"/>
    </style:style>
    <style:style style:name="ce18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8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189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from_5f_lot_5f_note_5f_default">
      <style:table-cell-properties fo:background-color="transparent"/>
      <style:text-properties style:font-name="Liberation Sans"/>
    </style:style>
    <style:style style:name="ce19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193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4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19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19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fiat">
      <style:table-cell-properties fo:background-color="transparent"/>
      <style:text-properties style:font-name="Liberation Sans"/>
    </style:style>
    <style:style style:name="ce201" style:family="table-cell" style:parent-style-name="taxable_5f_event_5f_alt_5f_fiat">
      <style:table-cell-properties fo:background-color="transparent"/>
      <style:text-properties style:font-name="Liberation Sans"/>
    </style:style>
    <style:style style:name="ce202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03" style:family="table-cell" style:parent-style-name="Default">
      <style:text-properties style:font-name="Liberation Sans" fo:font-weight="normal" style:font-weight-asian="normal" style:font-weight-complex="normal"/>
    </style:style>
    <style:style style:name="ce204" style:family="table-cell" style:parent-style-name="taxable_5f_event_5f_note_5f_default">
      <style:table-cell-properties fo:background-color="transparent"/>
      <style:text-properties style:font-name="Liberation Sans"/>
    </style:style>
    <style:style style:name="ce205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06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207" style:family="table-cell" style:parent-style-name="from_5f_lot_5f_percent">
      <style:table-cell-properties fo:background-color="transparent"/>
      <style:text-properties style:font-name="Liberation Sans"/>
    </style:style>
    <style:style style:name="ce208" style:family="table-cell" style:parent-style-name="from_5f_lot_5f_alt_5f_percent">
      <style:table-cell-properties fo:background-color="transparent"/>
      <style:text-properties style:font-name="Liberation Sans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212" style:family="table-cell" style:parent-style-name="from_5f_lot_5f_fiat">
      <style:table-cell-properties fo:background-color="transparent"/>
      <style:text-properties style:font-name="Liberation Sans"/>
    </style:style>
    <style:style style:name="ce213" style:family="table-cell" style:parent-style-name="from_5f_lot_5f_alt_5f_fiat">
      <style:table-cell-properties fo:background-color="transparent"/>
      <style:text-properties style:font-name="Liberation Sans"/>
    </style:style>
    <style:style style:name="ce2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0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31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none"/>
      <style:text-properties style:font-name="Liberation Sans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ff"/>
      <style:text-properties style:font-name="Liberation Sans"/>
    </style:style>
    <style:style style:name="ce13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4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5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6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18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33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36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6" style:family="table-cell" style:parent-style-name="Default">
      <style:table-cell-properties fo:background-color="transparent"/>
    </style:style>
    <style:style style:name="ce9" style:family="table-cell" style:parent-style-name="transparent_5f_default">
      <style:table-cell-properties fo:background-color="transparent"/>
    </style:style>
    <style:style style:name="ce2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2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transparent_5f_crypto">
      <style:table-cell-properties fo:background-color="transparent"/>
      <style:text-properties style:font-name="Liberation Sans"/>
    </style:style>
    <style:style style:name="ce2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3" style:family="table-cell" style:parent-style-name="Default">
      <style:table-cell-properties fo:background-color="transparent"/>
      <style:text-properties style:font-name="Liberation Sans"/>
    </style:style>
    <style:style style:name="ce254" style:family="table-cell" style:parent-style-name="Default">
      <style:text-properties style:font-name="Liberation Sans"/>
    </style:style>
    <style:style style:name="ce255" style:family="table-cell" style:parent-style-name="transparent_5f_default">
      <style:table-cell-properties fo:background-color="transparent"/>
      <style:text-properties style:font-name="Liberation Sans"/>
    </style:style>
    <style:style style:name="ce2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3" style:family="table-cell" style:parent-style-name="from_5f_lot_5f_default" style:data-style-name="N36">
      <style:table-cell-properties fo:background-color="transparent" fo:border="none"/>
      <style:text-properties style:font-name="Liberation Sans"/>
    </style:style>
    <style:style style:name="ce264" style:family="table-cell" style:parent-style-name="from_5f_lot_5f_alt_5f_default" style:data-style-name="N36">
      <style:table-cell-properties fo:background-color="transparent" fo:border="none"/>
      <style:text-properties style:font-name="Liberation Sans"/>
    </style:style>
    <style:style style:name="ce265" style:family="table-cell" style:parent-style-name="from_5f_lot_5f_border_5f_default">
      <style:table-cell-properties fo:background-color="transparent" fo:border="none"/>
      <style:text-properties style:font-name="Liberation Sans"/>
    </style:style>
    <style:style style:name="ce266" style:family="table-cell" style:parent-style-name="from_5f_lot_5f_default">
      <style:table-cell-properties fo:background-color="transparent"/>
      <style:text-properties style:font-name="Liberation Sans"/>
    </style:style>
    <style:style style:name="ce267" style:family="table-cell" style:parent-style-name="from_5f_lot_5f_alt_5f_default">
      <style:table-cell-properties fo:background-color="transparent"/>
      <style:text-properties style:font-name="Liberation Sans"/>
    </style:style>
    <style:style style:name="ce2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taxable_5f_event_5f_default">
      <style:table-cell-properties fo:background-color="transparent"/>
      <style:text-properties style:font-name="Liberation Sans"/>
    </style:style>
    <style:style style:name="ce2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7" style:family="table-cell" style:parent-style-name="taxable_5f_event_5f_alt_5f_default">
      <style:table-cell-properties fo:background-color="transparent"/>
      <style:text-properties style:font-name="Liberation Sans"/>
    </style:style>
    <style:style style:name="ce2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highlighted_5f_fiat">
      <style:table-cell-properties fo:background-color="transparent"/>
      <style:text-properties style:font-name="Liberation Sans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2" style:family="table-cell" style:parent-style-name="Default">
      <style:table-cell-properties fo:background-color="transparent" fo:border="none"/>
      <style:text-properties style:font-name="Liberation Sans"/>
    </style:style>
    <style:style style:name="ce29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6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9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300" style:family="table-cell" style:parent-style-name="transparent_5f_fiat">
      <style:table-cell-properties fo:background-color="transparent"/>
      <style:text-properties style:font-name="Liberation Sans"/>
    </style:style>
    <style:style style:name="ce301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2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3" style:family="table-cell" style:parent-style-name="Default">
      <style:table-cell-properties fo:background-color="#ffffff" fo:border="none"/>
      <style:text-properties style:font-name="Liberation Sans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1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5" style:family="table-cell" style:parent-style-name="Default">
      <style:table-cell-properties fo:background-color="#ffffff"/>
      <style:text-properties style:font-name="Liberation Sans"/>
    </style:style>
    <style:style style:name="ce316" style:family="table-cell" style:parent-style-name="Default">
      <style:table-cell-properties fo:background-color="#b2b2b2" fo:border="none"/>
      <style:text-properties style:font-name="Liberation Sans"/>
    </style:style>
    <style:style style:name="ce31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2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21" style:family="table-cell" style:parent-style-name="from_5f_lot_5f_note_5f_border_5f_default">
      <style:table-cell-properties fo:background-color="transparent" fo:border="none"/>
      <style:text-properties style:font-name="Liberation Sans"/>
    </style:style>
    <style:style style:name="ce322" style:family="table-cell" style:parent-style-name="from_5f_lot_5f_note_5f_default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ackground-color="#b2b2b2"/>
      <style:text-properties style:font-name="Liberation Sans"/>
    </style:style>
    <style:style style:name="ce324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5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6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30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fiat">
      <style:table-cell-properties fo:background-color="transparent"/>
      <style:text-properties style:font-name="Liberation Sans"/>
    </style:style>
    <style:style style:name="ce333" style:family="table-cell" style:parent-style-name="taxable_5f_event_5f_alt_5f_fiat">
      <style:table-cell-properties fo:background-color="transparent"/>
      <style:text-properties style:font-name="Liberation Sans"/>
    </style:style>
    <style:style style:name="ce334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5" style:family="table-cell" style:parent-style-name="Default">
      <style:text-properties style:font-name="Liberation Sans" fo:font-weight="normal" style:font-weight-asian="normal" style:font-weight-complex="normal"/>
    </style:style>
    <style:style style:name="ce336" style:family="table-cell" style:parent-style-name="taxable_5f_event_5f_note_5f_default">
      <style:table-cell-properties fo:background-color="transparent"/>
      <style:text-properties style:font-name="Liberation Sans"/>
    </style:style>
    <style:style style:name="ce337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8" style:family="table-cell" style:parent-style-name="from_5f_lot_5f_border_5f_percent">
      <style:table-cell-properties fo:background-color="transparent" fo:border="none"/>
      <style:text-properties style:font-name="Liberation Sans"/>
    </style:style>
    <style:style style:name="ce339" style:family="table-cell" style:parent-style-name="from_5f_lot_5f_percent">
      <style:table-cell-properties fo:background-color="transparent"/>
      <style:text-properties style:font-name="Liberation Sans"/>
    </style:style>
    <style:style style:name="ce340" style:family="table-cell" style:parent-style-name="from_5f_lot_5f_alt_5f_percent">
      <style:table-cell-properties fo:background-color="transparent"/>
      <style:text-properties style:font-name="Liberation Sans"/>
    </style:style>
    <style:style style:name="ce341" style:family="table-cell" style:parent-style-name="from_5f_lot_5f_border_5f_fiat">
      <style:table-cell-properties fo:background-color="transparent" fo:border="none"/>
      <style:text-properties style:font-name="Liberation Sans"/>
    </style:style>
    <style:style style:name="ce342" style:family="table-cell" style:parent-style-name="from_5f_lot_5f_fiat">
      <style:table-cell-properties fo:background-color="transparent"/>
      <style:text-properties style:font-name="Liberation Sans"/>
    </style:style>
    <style:style style:name="ce343" style:family="table-cell" style:parent-style-name="from_5f_lot_5f_alt_5f_fiat">
      <style:table-cell-properties fo:background-color="transparent"/>
      <style:text-properties style:font-name="Liberation Sans"/>
    </style:style>
    <style:style style:name="ce3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5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4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In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In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In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In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240" office:value-type="string" calcext:value-type="string">
            <text:p>Yearly Gain / Loss Summary</text:p>
          </table:table-cell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ransparent_fiat"/>
          <table:table-cell office:value="0.03" office:value-type="float" table:style-name="transparent_fiat"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ransparent_fiat"/>
          <table:table-cell office:value="2208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fiat"/>
          <table:table-cell office:value="148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4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79" office:value-type="float" table:style-name="transparent_crypto"/>
          <table:table-cell office:value="32059.0" office:value-type="float" table:style-name="transparent_fiat"/>
          <table:table-cell office:value="11784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ransparent_fiat"/>
          <table:table-cell office:value="333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3977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555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788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ransparent_fiat"/>
          <table:table-cell office:value="31070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ransparent_fiat"/>
          <table:table-cell office:value="587.5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="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574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473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ransparent_fiat"/>
          <table:table-cell office:value="20145.5" office:value-type="float" table:style-name="transparent_fiat"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ransparent_fiat"/>
          <table:table-cell office:value="222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SELL</text:p>
          </table:table-cell>
          <table:table-cell office:value="0.2" office:value-type="float" table:style-name="transparent_crypto"/>
          <table:table-cell office:value="2440.0" office:value-type="float" table:style-name="transparent_fiat"/>
          <table:table-cell office:value="260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ransparent_fiat"/>
          <table:table-cell office:value="31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ransparent_fiat"/>
          <table:table-cell office:value="574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ransparent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ransparent_fiat"/>
          <table:table-cell office:value="1480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ransparent_fiat"/>
          <table:table-cell office:value="8325.0" office:value-type="float" table:style-name="transparent_fiat"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ransparent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ransparent_fiat"/>
          <table:table-cell office:value="55.5" office:value-type="float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from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from_lot_percent"/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0.1" office:value-type="float" table:style-name="highlighted_fiat"/>
          <table:table-cell office:value="0.1" office:value-type="float" table:style-name="taxable_event_fiat"/>
          <table:table-cell office:value-type="string" table:style-name="taxable_event_note_default">
            <text:p>1/1: 1.00000000 of 1.00000000 B1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5-01-01 01:04:01+00:00</text:p>
          </table:table-cell>
          <table:table-cell office:value-type="string" table:style-name="taxable_event_alt_default">
            <text:p>IN / INTEREST</text:p>
          </table:table-cell>
          <table:table-cell office:value="1.0" office:value-type="float" table:style-name="taxable_event_alt_percent"/>
          <table:table-cell office:value="0.4" office:value-type="float" table:style-name="highlighted_fiat"/>
          <table:table-cell office:value="0.2" office:value-type="float" table:style-name="taxable_event_alt_fiat"/>
          <table:table-cell office:value-type="string" table:style-name="taxable_event_note_default">
            <text:p>1/1: 2.00000000 of 2.00000000 B1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0.02" office:value-type="float" table:style-name="highlighted_fiat"/>
          <table:table-cell office:value="0.2" office:value-type="float" table:style-name="taxable_event_fiat"/>
          <table:table-cell office:value-type="string" table:style-name="taxable_event_note_default">
            <text:p>1/1: 0.10000000 of 0.10000000 B1</text:p>
          </table:table-cell>
          <table:table-cell office:value-type="string" table:style-name="from_lot_default">
            <text:p>2015-01-01 01:04:01+00:00</text:p>
          </table:table-cell>
          <table:table-cell office:value="0.05" office:value-type="float" table:style-name="from_lot_percent"/>
          <table:table-cell office:value="0.02" office:value-type="float" table:style-name="from_lot_fiat"/>
          <table:table-cell office:value="0.0" office:value-type="float" table:style-name="from_lot_fiat"/>
          <table:table-cell office:value="0.02" office:value-type="float" table:style-name="highlighted_fiat"/>
          <table:table-cell office:value="0.2" office:value-type="float" table:style-name="from_lot_fiat"/>
          <table:table-cell office:value-type="string" table:style-name="from_lot_note_default">
            <text:p>1/2: 0.10000000 of 2.00000000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15-01-01 01:05:01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0.005" office:value-type="float" table:style-name="highlighted_fiat"/>
          <table:table-cell office:value="0.1" office:value-type="float" table:style-name="taxable_event_alt_fiat"/>
          <table:table-cell office:value-type="string" table:style-name="taxable_event_note_default">
            <text:p>1/1: 0.05000000 of 0.05000000 B1</text:p>
          </table:table-cell>
          <table:table-cell office:value-type="string" table:style-name="from_lot_default">
            <text:p>2015-01-01 01:04:01+00:00</text:p>
          </table:table-cell>
          <table:table-cell office:value="0.025" office:value-type="float" table:style-name="from_lot_percent"/>
          <table:table-cell office:value="0.01" office:value-type="float" table:style-name="from_lot_fiat"/>
          <table:table-cell office:value="0.0" office:value-type="float" table:style-name="from_lot_fiat"/>
          <table:table-cell office:value="0.01" office:value-type="float" table:style-name="highlighted_fiat"/>
          <table:table-cell office:value="0.2" office:value-type="float" table:style-name="from_lot_fiat"/>
          <table:table-cell office:value-type="string" table:style-name="from_lot_note_default">
            <text:p>2/2: 0.05000000 of 2.00000000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from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4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2059.0" office:value-type="float" table:style-name="taxable_event_fiat"/>
          <table:table-cell office:value="11784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0.6666666666666666" office:value-type="float" table:style-name="taxable_event_percent"/>
          <table:table-cell office:value="1120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4: 1.00000000 of 1.50000000 B2</text:p>
          </table:table-cell>
          <table:table-cell office:value-type="string" table:style-name="from_lot_default">
            <text:p>2019-05-01 14:03:00+00:00</text:p>
          </table:table-cell>
          <table:table-cell office:value="1.0" office:value-type="float" table:style-name="from_lot_percent"/>
          <table:table-cell office:value="15500.0" office:value-type="float" table:style-name="from_lot_fiat"/>
          <table:table-cell office:value="500.0" office:value-type="float" table:style-name="from_lot_fiat"/>
          <table:table-cell office:value="15500.0" office:value-type="float" table:style-name="highlighted_fiat"/>
          <table:table-cell office:value="15000.0" office:value-type="float" table:style-name="from_lot_fiat"/>
          <table:table-cell office:value-type="string" table:style-name="from_lot_note_default">
            <text:p>1/1: 1.00000000 of 1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0.06666666666666667" office:value-type="float" table:style-name="taxable_event_percent"/>
          <table:table-cell office:value="112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2/4: 0.10000000 of 1.50000000 B2</text:p>
          </table:table-cell>
          <table:table-cell office:value-type="string" table:style-name="from_lot_alt_default">
            <text:p>2019-03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0.2" office:value-type="float" table:style-name="taxable_event_percent"/>
          <table:table-cell office:value="336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3/4: 0.30000000 of 1.50000000 B2</text:p>
          </table:table-cell>
          <table:table-cell office:value-type="string" table:style-name="from_lot_default">
            <text:p>2019-02-01 11:18:00+00:00</text:p>
          </table:table-cell>
          <table:table-cell office:value="1.0" office:value-type="float" table:style-name="from_lot_percent"/>
          <table:table-cell office:value="3900.0" office:value-type="float" table:style-name="from_lot_fiat"/>
          <table:table-cell office:value="0.0" office:value-type="float" table:style-name="from_lot_fiat"/>
          <table:table-cell office:value="3900.0" office:value-type="float" table:style-name="highlighted_fiat"/>
          <table:table-cell office:value="13000.0" office:value-type="float" table:style-name="from_lot_fiat"/>
          <table:table-cell office:value-type="string" table:style-name="from_lot_note_default">
            <text:p>1/1: 0.30000000 of 0.3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0.06666666666666667" office:value-type="float" table:style-name="taxable_event_percent"/>
          <table:table-cell office:value="112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4/4: 0.10000000 of 1.50000000 B2</text:p>
          </table:table-cell>
          <table:table-cell office:value-type="string" table:style-name="from_lot_alt_default">
            <text:p>2019-02-01 11:18:00+00:00</text:p>
          </table:table-cell>
          <table:table-cell office:value="0.2" office:value-type="float" table:style-name="from_lot_alt_percent"/>
          <table:table-cell office:value="1480.0" office:value-type="float" table:style-name="from_lot_alt_fiat"/>
          <table:table-cell office:value="80.0" office:value-type="float" table:style-name="from_lot_alt_fiat"/>
          <table:table-cell office:value="1480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1/4: 0.10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2</text:p>
          </table:table-cell>
          <table:table-cell office:value-type="string" table:style-name="from_lot_alt_default">
            <text:p>2019-02-01 11:18:00+00:00</text:p>
          </table:table-cell>
          <table:table-cell office:value="0.02" office:value-type="float" table:style-name="from_lot_alt_percent"/>
          <table:table-cell office:value="148.0" office:value-type="float" table:style-name="from_lot_alt_fiat"/>
          <table:table-cell office:value="8.0" office:value-type="float" table:style-name="from_lot_alt_fiat"/>
          <table:table-cell office:value="148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2/4: 0.01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44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0.20000000 of 0.20000000 B2</text:p>
          </table:table-cell>
          <table:table-cell office:value-type="string" table:style-name="from_lot_alt_default">
            <text:p>2019-02-01 11:18:00+00:00</text:p>
          </table:table-cell>
          <table:table-cell office:value="0.4" office:value-type="float" table:style-name="from_lot_alt_percent"/>
          <table:table-cell office:value="2960.0" office:value-type="float" table:style-name="from_lot_alt_fiat"/>
          <table:table-cell office:value="160.0" office:value-type="float" table:style-name="from_lot_alt_fiat"/>
          <table:table-cell office:value="2960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3/4: 0.20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475" office:value-type="float" table:style-name="taxable_event_alt_percent"/>
          <table:table-cell office:value="2698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2: 0.19000000 of 0.40000000 B2</text:p>
          </table:table-cell>
          <table:table-cell office:value-type="string" table:style-name="from_lot_alt_default">
            <text:p>2019-02-01 11:18:00+00:00</text:p>
          </table:table-cell>
          <table:table-cell office:value="0.38" office:value-type="float" table:style-name="from_lot_alt_percent"/>
          <table:table-cell office:value="2812.0" office:value-type="float" table:style-name="from_lot_alt_fiat"/>
          <table:table-cell office:value="152.0" office:value-type="float" table:style-name="from_lot_alt_fiat"/>
          <table:table-cell office:value="2812.0" office:value-type="float" table:style-name="highlighted_fiat"/>
          <table:table-cell office:value="14000.0" office:value-type="float" table:style-name="from_lot_alt_fiat"/>
          <table:table-cell office:value-type="string" table:style-name="from_lot_note_default">
            <text:p>4/4: 0.19000000 of 0.5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525" office:value-type="float" table:style-name="taxable_event_alt_percent"/>
          <table:table-cell office:value="2982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0.21000000 of 0.40000000 B2</text:p>
          </table:table-cell>
          <table:table-cell office:value-type="string" table:style-name="from_lot_default">
            <text:p>2019-01-01 08:41:00+00:00</text:p>
          </table:table-cell>
          <table:table-cell office:value="0.105" office:value-type="float" table:style-name="from_lot_percent"/>
          <table:table-cell office:value="1165.5" office:value-type="float" table:style-name="from_lot_fiat"/>
          <table:table-cell office:value="10.5" office:value-type="float" table:style-name="from_lot_fiat"/>
          <table:table-cell office:value="116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6: 0.21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143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1: 0.10000000 of 0.10000000 B2</text:p>
          </table:table-cell>
          <table:table-cell office:value-type="string" table:style-name="from_lot_default">
            <text:p>2019-01-01 08:41:00+00:00</text:p>
          </table:table-cell>
          <table:table-cell office:value="0.05" office:value-type="float" table:style-name="from_lot_percent"/>
          <table:table-cell office:value="555.0" office:value-type="float" table:style-name="from_lot_fiat"/>
          <table:table-cell office:value="5.0" office:value-type="float" table:style-name="from_lot_fiat"/>
          <table:table-cell office:value="55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6: 0.10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2</text:p>
          </table:table-cell>
          <table:table-cell office:value-type="string" table:style-name="from_lot_default">
            <text:p>2019-01-01 08:41:00+00:00</text:p>
          </table:table-cell>
          <table:table-cell office:value="0.01" office:value-type="float" table:style-name="from_lot_percent"/>
          <table:table-cell office:value="111.0" office:value-type="float" table:style-name="from_lot_fiat"/>
          <table:table-cell office:value="1.0" office:value-type="float" table:style-name="from_lot_fiat"/>
          <table:table-cell office:value="111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6: 0.02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822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1816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1/1: 1.08000000 of 1.08000000 B2</text:p>
          </table:table-cell>
          <table:table-cell office:value-type="string" table:style-name="from_lot_default">
            <text:p>2019-01-01 08:41:00+00:00</text:p>
          </table:table-cell>
          <table:table-cell office:value="0.54" office:value-type="float" table:style-name="from_lot_percent"/>
          <table:table-cell office:value="5994.0" office:value-type="float" table:style-name="from_lot_fiat"/>
          <table:table-cell office:value="54.0" office:value-type="float" table:style-name="from_lot_fiat"/>
          <table:table-cell office:value="5994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6: 1.08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972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7803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1/1: 0.51000000 of 0.51000000 B2</text:p>
          </table:table-cell>
          <table:table-cell office:value-type="string" table:style-name="from_lot_default">
            <text:p>2019-01-01 08:41:00+00:00</text:p>
          </table:table-cell>
          <table:table-cell office:value="0.255" office:value-type="float" table:style-name="from_lot_percent"/>
          <table:table-cell office:value="2830.5" office:value-type="float" table:style-name="from_lot_fiat"/>
          <table:table-cell office:value="25.5" office:value-type="float" table:style-name="from_lot_fiat"/>
          <table:table-cell office:value="2830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5/6: 0.51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fiat"/>
          <table:table-cell office:value="21400.0" office:value-type="float" table:style-name="taxable_event_fiat"/>
          <table:table-cell office:value-type="string" table:style-name="taxable_event_note_default">
            <text:p>1/1: 0.04000000 of 0.04000000 B2</text:p>
          </table:table-cell>
          <table:table-cell office:value-type="string" table:style-name="from_lot_default">
            <text:p>2019-01-01 08:41:00+00:00</text:p>
          </table:table-cell>
          <table:table-cell office:value="0.02" office:value-type="float" table:style-name="from_lot_percent"/>
          <table:table-cell office:value="222.0" office:value-type="float" table:style-name="from_lot_fiat"/>
          <table:table-cell office:value="2.0" office:value-type="float" table:style-name="from_lot_fiat"/>
          <table:table-cell office:value="222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6/6: 0.04000000 of 2.00000000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from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78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1070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IN / INTEREST</text:p>
          </table:table-cell>
          <table:table-cell office:value="1.0" office:value-type="float" table:style-name="taxable_event_percent"/>
          <table:table-cell office:value="11100.0" office:value-type="float" table:style-name="highlighted_fiat"/>
          <table:table-cell office:value="11000.0" office:value-type="float" table:style-name="taxable_event_fiat"/>
          <table:table-cell office:value-type="string" table:style-name="taxable_event_note_default">
            <text:p>1/1: 2.00000000 of 2.00000000 B3</text:p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 office:value-type="string" table:style-name="from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1-11 11:15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16800.0" office:value-type="float" table:style-name="highlighted_fiat"/>
          <table:table-cell office:value="11200.0" office:value-type="float" table:style-name="taxable_event_alt_fiat"/>
          <table:table-cell office:value-type="string" table:style-name="taxable_event_note_default">
            <text:p>1/1: 1.50000000 of 1.50000000 B3</text:p>
          </table:table-cell>
          <table:table-cell office:value-type="string" table:style-name="from_lot_default">
            <text:p>2020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114.0" office:value-type="float" table:style-name="highlighted_fiat"/>
          <table:table-cell office:value="11400.0" office:value-type="float" table:style-name="taxable_event_fiat"/>
          <table:table-cell office:value-type="string" table:style-name="taxable_event_note_default">
            <text:p>1/1: 0.01000000 of 0.01000000 B3</text:p>
          </table:table-cell>
          <table:table-cell office:value-type="string" table:style-name="from_lot_default">
            <text:p>2020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2-11 19:58:00+00:00</text:p>
          </table:table-cell>
          <table:table-cell office:value-type="string" table:style-name="taxable_event_alt_default">
            <text:p>OUT / SELL</text:p>
          </table:table-cell>
          <table:table-cell office:value="1.0" office:value-type="float" table:style-name="taxable_event_alt_percent"/>
          <table:table-cell office:value="2440.0" office:value-type="float" table:style-name="highlighted_fiat"/>
          <table:table-cell office:value="12200.0" office:value-type="float" table:style-name="taxable_event_alt_fiat"/>
          <table:table-cell office:value-type="string" table:style-name="taxable_event_note_default">
            <text:p>1/1: 0.20000000 of 0.20000000 B3</text:p>
          </table:table-cell>
          <table:table-cell office:value-type="string" table:style-name="from_lot_alt_default">
            <text:p>2020-02-01 11:18:00+00:00</text:p>
          </table:table-cell>
          <table:table-cell office:value="0.6666666666666666" office:value-type="float" table:style-name="from_lot_alt_percent"/>
          <table:table-cell office:value="2600.0" office:value-type="float" table:style-name="from_lot_alt_fiat"/>
          <table:table-cell office:value="0.0" office:value-type="float" table:style-name="from_lot_alt_fiat"/>
          <table:table-cell office:value="26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0.20000000 of 0.3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25" office:value-type="float" table:style-name="taxable_event_percent"/>
          <table:table-cell office:value="142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1/2: 0.10000000 of 0.40000000 B3</text:p>
          </table:table-cell>
          <table:table-cell office:value-type="string" table:style-name="from_lot_alt_default">
            <text:p>2020-02-01 11:18:00+00:00</text:p>
          </table:table-cell>
          <table:table-cell office:value="0.3333333333333333" office:value-type="float" table:style-name="from_lot_alt_percent"/>
          <table:table-cell office:value="1300.0" office:value-type="float" table:style-name="from_lot_alt_fiat"/>
          <table:table-cell office:value="0.0" office:value-type="float" table:style-name="from_lot_alt_fiat"/>
          <table:table-cell office:value="13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0.10000000 of 0.3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OUT / GIFT</text:p>
          </table:table-cell>
          <table:table-cell office:value="0.75" office:value-type="float" table:style-name="taxable_event_percent"/>
          <table:table-cell office:value="4260.0" office:value-type="float" table:style-name="highlighted_fiat"/>
          <table:table-cell office:value="14200.0" office:value-type="float" table:style-name="taxable_event_fiat"/>
          <table:table-cell office:value-type="string" table:style-name="taxable_event_note_default">
            <text:p>2/2: 0.30000000 of 0.40000000 B3</text:p>
          </table:table-cell>
          <table:table-cell office:value-type="string" table:style-name="from_lot_default">
            <text:p>2020-02-01 11:18:00+00:00</text:p>
          </table:table-cell>
          <table:table-cell office:value="0.6" office:value-type="float" table:style-name="from_lot_percent"/>
          <table:table-cell office:value="4440.0" office:value-type="float" table:style-name="from_lot_fiat"/>
          <table:table-cell office:value="240.0" office:value-type="float" table:style-name="from_lot_fiat"/>
          <table:table-cell office:value="444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3: 0.30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2 17:50:00+00:00</text:p>
          </table:table-cell>
          <table:table-cell office:value-type="string" table:style-name="taxable_event_alt_default">
            <text:p>OUT / DONATE</text:p>
          </table:table-cell>
          <table:table-cell office:value="1.0" office:value-type="float" table:style-name="taxable_event_alt_percent"/>
          <table:table-cell office:value="1430.0" office:value-type="float" table:style-name="highlighted_fiat"/>
          <table:table-cell office:value="14300.0" office:value-type="float" table:style-name="taxable_event_alt_fiat"/>
          <table:table-cell office:value-type="string" table:style-name="taxable_event_note_default">
            <text:p>1/1: 0.10000000 of 0.10000000 B3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2/3: 0.10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288.0" office:value-type="float" table:style-name="highlighted_fiat"/>
          <table:table-cell office:value="14400.0" office:value-type="float" table:style-name="taxable_event_fiat"/>
          <table:table-cell office:value-type="string" table:style-name="taxable_event_note_default">
            <text:p>1/1: 0.02000000 of 0.02000000 B3</text:p>
          </table:table-cell>
          <table:table-cell office:value-type="string" table:style-name="from_lot_alt_default">
            <text:p>2020-05-01 14:03:00+00:00</text:p>
          </table:table-cell>
          <table:table-cell office:value="0.02" office:value-type="float" table:style-name="from_lot_alt_percent"/>
          <table:table-cell office:value="310.0" office:value-type="float" table:style-name="from_lot_alt_fiat"/>
          <table:table-cell office:value="10.0" office:value-type="float" table:style-name="from_lot_alt_fiat"/>
          <table:table-cell office:value="310.0" office:value-type="float" table:style-name="highlighted_fiat"/>
          <table:table-cell office:value="15000.0" office:value-type="float" table:style-name="from_lot_alt_fiat"/>
          <table:table-cell office:value-type="string" table:style-name="from_lot_note_default">
            <text:p>1/2: 0.02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606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9074074074074074" office:value-type="float" table:style-name="taxable_event_alt_percent"/>
          <table:table-cell office:value="19796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1/2: 0.98000000 of 1.08000000 B3</text:p>
          </table:table-cell>
          <table:table-cell office:value-type="string" table:style-name="from_lot_alt_default">
            <text:p>2020-05-01 14:03:00+00:00</text:p>
          </table:table-cell>
          <table:table-cell office:value="0.98" office:value-type="float" table:style-name="from_lot_alt_percent"/>
          <table:table-cell office:value="15190.0" office:value-type="float" table:style-name="from_lot_alt_fiat"/>
          <table:table-cell office:value="490.0" office:value-type="float" table:style-name="from_lot_alt_fiat"/>
          <table:table-cell office:value="15190.0" office:value-type="float" table:style-name="highlighted_fiat"/>
          <table:table-cell office:value="15000.0" office:value-type="float" table:style-name="from_lot_alt_fiat"/>
          <table:table-cell office:value-type="string" table:style-name="from_lot_note_default">
            <text:p>2/2: 0.98000000 of 1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54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6-11 05:31:00+00:00</text:p>
          </table:table-cell>
          <table:table-cell office:value-type="string" table:style-name="taxable_event_alt_default">
            <text:p>OUT / SELL</text:p>
          </table:table-cell>
          <table:table-cell office:value="0.09259259259259259" office:value-type="float" table:style-name="taxable_event_alt_percent"/>
          <table:table-cell office:value="2020.0" office:value-type="float" table:style-name="highlighted_fiat"/>
          <table:table-cell office:value="20200.0" office:value-type="float" table:style-name="taxable_event_alt_fiat"/>
          <table:table-cell office:value-type="string" table:style-name="taxable_event_note_default">
            <text:p>2/2: 0.10000000 of 1.08000000 B3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3/3: 0.10000000 of 0.5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3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19607843137254902" office:value-type="float" table:style-name="taxable_event_percent"/>
          <table:table-cell office:value="1530.0" office:value-type="float" table:style-name="highlighted_fiat"/>
          <table:table-cell office:value="15300.0" office:value-type="float" table:style-name="taxable_event_fiat"/>
          <table:table-cell office:value-type="string" table:style-name="taxable_event_note_default">
            <text:p>1/2: 0.10000000 of 0.51000000 B3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997.5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OUT / SELL</text:p>
          </table:table-cell>
          <table:table-cell office:value="0.803921568627451" office:value-type="float" table:style-name="taxable_event_percent"/>
          <table:table-cell office:value="6273.0" office:value-type="float" table:style-name="highlighted_fiat"/>
          <table:table-cell office:value="15300.0" office:value-type="float" table:style-name="taxable_event_fiat"/>
          <table:table-cell office:value-type="string" table:style-name="taxable_event_note_default">
            <text:p>2/2: 0.41000000 of 0.51000000 B3</text:p>
          </table:table-cell>
          <table:table-cell office:value-type="string" table:style-name="from_lot_default">
            <text:p>2020-01-01 08:41:00+00:00</text:p>
          </table:table-cell>
          <table:table-cell office:value="0.205" office:value-type="float" table:style-name="from_lot_percent"/>
          <table:table-cell office:value="2275.5" office:value-type="float" table:style-name="from_lot_fiat"/>
          <table:table-cell office:value="20.5" office:value-type="float" table:style-name="from_lot_fiat"/>
          <table:table-cell office:value="227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41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7-21 10:02:02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856.0" office:value-type="float" table:style-name="highlighted_fiat"/>
          <table:table-cell office:value="21400.0" office:value-type="float" table:style-name="taxable_event_alt_fiat"/>
          <table:table-cell office:value-type="string" table:style-name="taxable_event_note_default">
            <text:p>1/1: 0.04000000 of 0.04000000 B3</text:p>
          </table:table-cell>
          <table:table-cell office:value-type="string" table:style-name="from_lot_default">
            <text:p>2020-01-01 08:41:00+00:00</text:p>
          </table:table-cell>
          <table:table-cell office:value="0.02" office:value-type="float" table:style-name="from_lot_percent"/>
          <table:table-cell office:value="222.0" office:value-type="float" table:style-name="from_lot_fiat"/>
          <table:table-cell office:value="2.0" office:value-type="float" table:style-name="from_lot_fiat"/>
          <table:table-cell office:value="222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04000000 of 2.00000000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from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from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473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axable_event_fiat"/>
          <table:table-cell office:value="20145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6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600.0" office:value-type="float" table:style-name="from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from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 USD</text:p>
          </table:table-cell>
          <table:table-cell office:value-type="string" table:style-name="header_default">
            <text:p>In Lot</text:p>
          </table:table-cell>
          <table:table-cell office:value-type="string" table:style-name="header_default">
            <text:p>In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16800.0" office:value-type="float" table:style-name="highlighted_fiat"/>
          <table:table-cell office:value="11200.0" office:value-type="float" table:style-name="taxable_event_fiat"/>
          <table:table-cell office:value-type="string" table:style-name="taxable_event_note_default">
            <text:p>1/1: 1.50000000 of 1.50000000 B4</text:p>
          </table:table-cell>
          <table:table-cell office:value-type="string" table:style-name="from_lot_default">
            <text:p>2019-01-01 08:41:00+00:00</text:p>
          </table:table-cell>
          <table:table-cell office:value="0.75" office:value-type="float" table:style-name="from_lot_percent"/>
          <table:table-cell office:value="8325.0" office:value-type="float" table:style-name="from_lot_fiat"/>
          <table:table-cell office:value="75.0" office:value-type="float" table:style-name="from_lot_fiat"/>
          <table:table-cell office:value="8325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1/4: 1.50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0-01-21 18:33:14.34200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114.0" office:value-type="float" table:style-name="highlighted_fiat"/>
          <table:table-cell office:value="11400.0" office:value-type="float" table:style-name="taxable_event_alt_fiat"/>
          <table:table-cell office:value-type="string" table:style-name="taxable_event_note_default">
            <text:p>1/1: 0.01000000 of 0.01000000 B4</text:p>
          </table:table-cell>
          <table:table-cell office:value-type="string" table:style-name="from_lot_default">
            <text:p>2019-01-01 08:41:00+00:00</text:p>
          </table:table-cell>
          <table:table-cell office:value="0.005" office:value-type="float" table:style-name="from_lot_percent"/>
          <table:table-cell office:value="55.5" office:value-type="float" table:style-name="from_lot_fiat"/>
          <table:table-cell office:value="0.5" office:value-type="float" table:style-name="from_lot_fiat"/>
          <table:table-cell office:value="5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2/4: 0.0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OUT / SELL</text:p>
          </table:table-cell>
          <table:table-cell office:value="1.0" office:value-type="float" table:style-name="taxable_event_percent"/>
          <table:table-cell office:value="2440.0" office:value-type="float" table:style-name="highlighted_fiat"/>
          <table:table-cell office:value="12200.0" office:value-type="float" table:style-name="taxable_event_fiat"/>
          <table:table-cell office:value-type="string" table:style-name="taxable_event_note_default">
            <text:p>1/1: 0.20000000 of 0.20000000 B4</text:p>
          </table:table-cell>
          <table:table-cell office:value-type="string" table:style-name="from_lot_alt_default">
            <text:p>2020-02-01 11:18:00+00:00</text:p>
          </table:table-cell>
          <table:table-cell office:value="0.6666666666666666" office:value-type="float" table:style-name="from_lot_alt_percent"/>
          <table:table-cell office:value="2600.0" office:value-type="float" table:style-name="from_lot_alt_fiat"/>
          <table:table-cell office:value="0.0" office:value-type="float" table:style-name="from_lot_alt_fiat"/>
          <table:table-cell office:value="26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1/2: 0.20000000 of 0.3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1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25" office:value-type="float" table:style-name="taxable_event_alt_percent"/>
          <table:table-cell office:value="142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1/2: 0.10000000 of 0.40000000 B4</text:p>
          </table:table-cell>
          <table:table-cell office:value-type="string" table:style-name="from_lot_alt_default">
            <text:p>2020-02-01 11:18:00+00:00</text:p>
          </table:table-cell>
          <table:table-cell office:value="0.3333333333333333" office:value-type="float" table:style-name="from_lot_alt_percent"/>
          <table:table-cell office:value="1300.0" office:value-type="float" table:style-name="from_lot_alt_fiat"/>
          <table:table-cell office:value="0.0" office:value-type="float" table:style-name="from_lot_alt_fiat"/>
          <table:table-cell office:value="1300.0" office:value-type="float" table:style-name="highlighted_fiat"/>
          <table:table-cell office:value="13000.0" office:value-type="float" table:style-name="from_lot_alt_fiat"/>
          <table:table-cell office:value-type="string" table:style-name="from_lot_note_default">
            <text:p>2/2: 0.10000000 of 0.3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4-11 07:10:00+00:00</text:p>
          </table:table-cell>
          <table:table-cell office:value-type="string" table:style-name="taxable_event_alt_default">
            <text:p>OUT / GIFT</text:p>
          </table:table-cell>
          <table:table-cell office:value="0.75" office:value-type="float" table:style-name="taxable_event_alt_percent"/>
          <table:table-cell office:value="4260.0" office:value-type="float" table:style-name="highlighted_fiat"/>
          <table:table-cell office:value="14200.0" office:value-type="float" table:style-name="taxable_event_alt_fiat"/>
          <table:table-cell office:value-type="string" table:style-name="taxable_event_note_default">
            <text:p>2/2: 0.30000000 of 0.40000000 B4</text:p>
          </table:table-cell>
          <table:table-cell office:value-type="string" table:style-name="from_lot_default">
            <text:p>2020-02-01 11:18:00+00:00</text:p>
          </table:table-cell>
          <table:table-cell office:value="0.6" office:value-type="float" table:style-name="from_lot_percent"/>
          <table:table-cell office:value="4440.0" office:value-type="float" table:style-name="from_lot_fiat"/>
          <table:table-cell office:value="240.0" office:value-type="float" table:style-name="from_lot_fiat"/>
          <table:table-cell office:value="444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1/3: 0.30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OUT / DONATE</text:p>
          </table:table-cell>
          <table:table-cell office:value="1.0" office:value-type="float" table:style-name="taxable_event_percent"/>
          <table:table-cell office:value="1430.0" office:value-type="float" table:style-name="highlighted_fiat"/>
          <table:table-cell office:value="14300.0" office:value-type="float" table:style-name="taxable_event_fiat"/>
          <table:table-cell office:value-type="string" table:style-name="taxable_event_note_default">
            <text:p>1/1: 0.10000000 of 0.10000000 B4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2/3: 0.10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office:value-type="string" table:style-name="taxable_event_alt_default">
            <text:p>2020-05-21 12:58:10+00:00</text:p>
          </table:table-cell>
          <table:table-cell office:value-type="string" table:style-name="taxable_event_alt_default">
            <text:p>INTRA / MOVE</text:p>
          </table:table-cell>
          <table:table-cell office:value="1.0" office:value-type="float" table:style-name="taxable_event_alt_percent"/>
          <table:table-cell office:value="288.0" office:value-type="float" table:style-name="highlighted_fiat"/>
          <table:table-cell office:value="14400.0" office:value-type="float" table:style-name="taxable_event_alt_fiat"/>
          <table:table-cell office:value-type="string" table:style-name="taxable_event_note_default">
            <text:p>1/1: 0.02000000 of 0.02000000 B4</text:p>
          </table:table-cell>
          <table:table-cell office:value-type="string" table:style-name="from_lot_alt_default">
            <text:p>2020-05-01 14:03:00+00:00</text:p>
          </table:table-cell>
          <table:table-cell office:value="0.02" office:value-type="float" table:style-name="from_lot_alt_percent"/>
          <table:table-cell office:value="310.0" office:value-type="float" table:style-name="from_lot_alt_fiat"/>
          <table:table-cell office:value="10.0" office:value-type="float" table:style-name="from_lot_alt_fiat"/>
          <table:table-cell office:value="310.0" office:value-type="float" table:style-name="highlighted_fiat"/>
          <table:table-cell office:value="15000.0" office:value-type="float" table:style-name="from_lot_alt_fiat"/>
          <table:table-cell office:value-type="string" table:style-name="from_lot_note_default">
            <text:p>1/2: 0.02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606.0" office:value-type="float" table:style-name="transparent_border_fiat"/>
          <table:table-cell office:value-type="string" table:style-name="transparent_border_default">
            <text:p>LONG</text:p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OUT / SELL</text:p>
          </table:table-cell>
          <table:table-cell office:value="0.9074074074074074" office:value-type="float" table:style-name="taxable_event_border_percent"/>
          <table:table-cell office:value="19796.0" office:value-type="float" table:style-name="highlighted_border_fiat"/>
          <table:table-cell office:value="20200.0" office:value-type="float" table:style-name="taxable_event_border_fiat"/>
          <table:table-cell office:value-type="string" table:style-name="taxable_event_note_border_default">
            <text:p>1/2: 0.98000000 of 1.08000000 B4</text:p>
          </table:table-cell>
          <table:table-cell office:value-type="string" table:style-name="from_lot_alt_default">
            <text:p>2020-05-01 14:03:00+00:00</text:p>
          </table:table-cell>
          <table:table-cell office:value="0.98" office:value-type="float" table:style-name="from_lot_alt_percent"/>
          <table:table-cell office:value="15190.0" office:value-type="float" table:style-name="from_lot_alt_fiat"/>
          <table:table-cell office:value="490.0" office:value-type="float" table:style-name="from_lot_alt_fiat"/>
          <table:table-cell office:value="15190.0" office:value-type="float" table:style-name="highlighted_border_fiat"/>
          <table:table-cell office:value="15000.0" office:value-type="float" table:style-name="from_lot_alt_fiat"/>
          <table:table-cell office:value-type="string" table:style-name="from_lot_note_border_default">
            <text:p>2/2: 0.98000000 of 1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54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OUT / SELL</text:p>
          </table:table-cell>
          <table:table-cell office:value="0.09259259259259259" office:value-type="float" table:style-name="taxable_event_percent"/>
          <table:table-cell office:value="2020.0" office:value-type="float" table:style-name="highlighted_fiat"/>
          <table:table-cell office:value="20200.0" office:value-type="float" table:style-name="taxable_event_fiat"/>
          <table:table-cell office:value-type="string" table:style-name="taxable_event_note_default">
            <text:p>2/2: 0.10000000 of 1.08000000 B4</text:p>
          </table:table-cell>
          <table:table-cell office:value-type="string" table:style-name="from_lot_default">
            <text:p>2020-02-01 11:18:00+00:00</text:p>
          </table:table-cell>
          <table:table-cell office:value="0.2" office:value-type="float" table:style-name="from_lot_percent"/>
          <table:table-cell office:value="1480.0" office:value-type="float" table:style-name="from_lot_fiat"/>
          <table:table-cell office:value="80.0" office:value-type="float" table:style-name="from_lot_fiat"/>
          <table:table-cell office:value="1480.0" office:value-type="float" table:style-name="highlighted_fiat"/>
          <table:table-cell office:value="14000.0" office:value-type="float" table:style-name="from_lot_fiat"/>
          <table:table-cell office:value-type="string" table:style-name="from_lot_note_default">
            <text:p>3/3: 0.10000000 of 0.5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30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6-11 05:31:00+00:00</text:p>
          </table:table-cell>
          <table:table-cell office:value-type="string" table:style-name="taxable_event_alt_default">
            <text:p>OUT / SELL</text:p>
          </table:table-cell>
          <table:table-cell office:value="0.19607843137254902" office:value-type="float" table:style-name="taxable_event_alt_percent"/>
          <table:table-cell office:value="1530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1/2: 0.10000000 of 0.51000000 B4</text:p>
          </table:table-cell>
          <table:table-cell office:value-type="string" table:style-name="from_lot_alt_default">
            <text:p>2020-02-01 11:18:00+00:00</text:p>
          </table:table-cell>
          <table:table-cell office:value="1.0" office:value-type="float" table:style-name="from_lot_alt_percent"/>
          <table:table-cell office:value="1200.0" office:value-type="float" table:style-name="from_lot_alt_fiat"/>
          <table:table-cell office:value="0.0" office:value-type="float" table:style-name="from_lot_alt_fiat"/>
          <table:table-cell office:value="1200.0" office:value-type="float" table:style-name="highlighted_fiat"/>
          <table:table-cell office:value="12000.0" office:value-type="float" table:style-name="from_lot_alt_fiat"/>
          <table:table-cell office:value-type="string" table:style-name="from_lot_note_default">
            <text:p>1/1: 0.10000000 of 0.1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997.5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alt_default">
            <text:p>2021-06-11 05:31:00+00:00</text:p>
          </table:table-cell>
          <table:table-cell office:value-type="string" table:style-name="taxable_event_alt_default">
            <text:p>OUT / SELL</text:p>
          </table:table-cell>
          <table:table-cell office:value="0.803921568627451" office:value-type="float" table:style-name="taxable_event_alt_percent"/>
          <table:table-cell office:value="6273.0" office:value-type="float" table:style-name="highlighted_fiat"/>
          <table:table-cell office:value="15300.0" office:value-type="float" table:style-name="taxable_event_alt_fiat"/>
          <table:table-cell office:value-type="string" table:style-name="taxable_event_note_default">
            <text:p>2/2: 0.41000000 of 0.51000000 B4</text:p>
          </table:table-cell>
          <table:table-cell office:value-type="string" table:style-name="from_lot_default">
            <text:p>2019-01-01 08:41:00+00:00</text:p>
          </table:table-cell>
          <table:table-cell office:value="0.205" office:value-type="float" table:style-name="from_lot_percent"/>
          <table:table-cell office:value="2275.5" office:value-type="float" table:style-name="from_lot_fiat"/>
          <table:table-cell office:value="20.5" office:value-type="float" table:style-name="from_lot_fiat"/>
          <table:table-cell office:value="2275.5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3/4: 0.41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office:value-type="string" table:style-name="taxable_event_default">
            <text:p>2021-07-21 10:02:02+00:00</text:p>
          </table:table-cell>
          <table:table-cell office:value-type="string" table:style-name="taxable_event_default">
            <text:p>INTRA / MOVE</text:p>
          </table:table-cell>
          <table:table-cell office:value="1.0" office:value-type="float" table:style-name="taxable_event_percent"/>
          <table:table-cell office:value="856.0" office:value-type="float" table:style-name="highlighted_fiat"/>
          <table:table-cell office:value="21400.0" office:value-type="float" table:style-name="taxable_event_fiat"/>
          <table:table-cell office:value-type="string" table:style-name="taxable_event_note_default">
            <text:p>1/1: 0.04000000 of 0.04000000 B4</text:p>
          </table:table-cell>
          <table:table-cell office:value-type="string" table:style-name="from_lot_default">
            <text:p>2019-01-01 08:41:00+00:00</text:p>
          </table:table-cell>
          <table:table-cell office:value="0.02" office:value-type="float" table:style-name="from_lot_percent"/>
          <table:table-cell office:value="222.0" office:value-type="float" table:style-name="from_lot_fiat"/>
          <table:table-cell office:value="2.0" office:value-type="float" table:style-name="from_lot_fiat"/>
          <table:table-cell office:value="222.0" office:value-type="float" table:style-name="highlighted_fiat"/>
          <table:table-cell office:value="11000.0" office:value-type="float" table:style-name="from_lot_fiat"/>
          <table:table-cell office:value-type="string" table:style-name="from_lot_note_default">
            <text:p>4/4: 0.04000000 of 2.00000000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from_5f_lot_5f_alt_5f_crypto" style:display-name="from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from_5f_lot_5f_default" style:display-name="from_lot_default" style:family="table-cell" style:parent-style-name="RP2">
      <style:table-cell-properties fo:background-color="#bf819e"/>
    </style:style>
    <style:style style:name="from_5f_lot_5f_fiat" style:display-name="from_lot_fiat" style:family="table-cell" style:parent-style-name="RP2" style:data-style-name="N104">
      <style:table-cell-properties fo:background-color="#bf819e"/>
    </style:style>
    <style:style style:name="from_5f_lot_5f_crypto" style:display-name="from_lot_crypto" style:family="table-cell" style:parent-style-name="RP2" style:data-style-name="N122">
      <style:table-cell-properties fo:background-color="#bf819e"/>
    </style:style>
    <style:style style:name="from_5f_lot_5f_percent" style:display-name="from_lot_percent" style:family="table-cell" style:parent-style-name="RP2" style:data-style-name="N123">
      <style:table-cell-properties fo:background-color="#bf819e"/>
    </style:style>
    <style:style style:name="from_5f_lot_5f_alt_5f_default" style:display-name="from_lot_alt_default" style:family="table-cell" style:parent-style-name="RP2">
      <style:table-cell-properties fo:background-color="#e0a8bd"/>
    </style:style>
    <style:style style:name="from_5f_lot_5f_alt_5f_fiat" style:display-name="from_lot_alt_fiat" style:family="table-cell" style:parent-style-name="RP2" style:data-style-name="N104">
      <style:table-cell-properties fo:background-color="#e0a8bd"/>
    </style:style>
    <style:style style:name="from_5f_lot_5f_alt_5f_percent" style:display-name="from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from_5f_lot_5f_note_5f_default" style:display-name="from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default" style:display-name="from_lot_border_default" style:family="table-cell" style:parent-style-name="from_5f_lo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fiat" style:display-name="from_lot_border_fiat" style:family="table-cell" style:parent-style-name="from_5f_lo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crypto" style:display-name="from_lot_border_crypto" style:family="table-cell" style:parent-style-name="from_5f_lo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border_5f_percent" style:display-name="from_lot_border_percent" style:family="table-cell" style:parent-style-name="from_5f_lot_5f_percen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default" style:display-name="from_lot_alt_border_default" style:family="table-cell" style:parent-style-name="from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fiat" style:display-name="from_lot_alt_border_fiat" style:family="table-cell" style:parent-style-name="from_5f_lot_5f_alt_5f_fiat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crypto" style:display-name="from_lot_alt_border_crypto" style:family="table-cell" style:parent-style-name="from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from_5f_lot_5f_alt_5f_border_5f_percent" style:display-name="from_lot_alt_border_percent" style:family="table-cell" style:parent-style-name="from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default" style:display-name="from_lot_note_border_default" style:family="table-cell" style:parent-style-name="from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from_5f_lot_5f_note_5f_fiat" style:display-name="from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from_5f_lot_5f_note_5f_border_5f_fiat" style:display-name="from_lot_note_border_fiat" style:family="table-cell" style:parent-style-name="from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10:48:38.388716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2T18:27:15.561672</dc:date>
    <meta:editing-duration>P1DT9H54M41S</meta:editing-duration>
    <meta:editing-cycles>98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